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6.6938in" table:align="center"/>
    </style:style>
    <style:style style:name="Table1.A" style:family="table-column">
      <style:table-column-properties style:column-width="6.6938in"/>
    </style:style>
    <style:style style:name="Table1.1" style:family="table-row">
      <style:table-row-properties style:min-row-height="0.5674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2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style style:name="P3" style:family="paragraph" style:parent-style-name="Normal">
      <style:paragraph-properties fo:text-align="center" style:justify-single-word="false" fo:background-color="#d9d9d9" fo:padding-left="0.0555in" fo:padding-right="0.0555in" fo:padding-top="0.0138in" fo:padding-bottom="0.0138in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Normal">
      <style:paragraph-properties fo:text-align="center" style:justify-single-word="false" fo:background-color="#d9d9d9" fo:padding-left="0.0555in" fo:padding-right="0.0555in" fo:padding-top="0.0138in" fo:padding-bottom="0.0138in" fo:border="0.51pt solid #000000" style:shadow="none">
        <style:background-image/>
      </style:paragraph-properties>
    </style:style>
    <style:style style:name="P5" style:family="paragraph" style:parent-style-name="Normal">
      <style:paragraph-properties fo:margin-left="0in" fo:margin-right="-0.0008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">
      <style:paragraph-properties fo:margin-left="0in" fo:margin-right="-0.0008in" fo:text-align="justify" style:justify-single-word="false" fo:text-indent="0in" style:auto-text-indent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Normal">
      <style:paragraph-properties fo:margin-left="0in" fo:margin-right="-0.0008in" fo:text-align="center" style:justify-single-word="false" fo:text-indent="0in" style:auto-text-indent="false"/>
    </style:style>
    <style:style style:name="P8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Normal">
      <style:paragraph-properties fo:text-align="justify" style:justify-single-word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Normal">
      <style:paragraph-properties fo:text-align="justify" style:justify-single-word="false" style:text-autospace="none"/>
    </style:style>
    <style:style style:name="P11" style:family="paragraph" style:parent-style-name="Texto_20_independiente_20_2">
      <style:text-properties style:font-name="Arial" fo:font-size="10pt" style:font-size-asian="10pt" style:font-name-complex="Arial"/>
    </style:style>
    <style:style style:name="P12" style:family="paragraph" style:parent-style-name="Normal">
      <style:paragraph-properties fo:margin-top="0.0835in" fo:margin-bottom="0in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3" style:family="paragraph" style:parent-style-name="Párrafo_20_de_20_lista">
      <style:paragraph-properties fo:margin-left="0in" fo:margin-right="0in" fo:margin-top="0.0835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5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6" style:family="text">
      <style:text-properties fo:color="#000000" fo:language="en" fo:country="US" fo:background-color="#c0c0c0" style:font-name-complex="Arial"/>
    </style:style>
    <style:style style:name="T7" style:family="text">
      <style:text-properties style:text-position="super 65%" style:font-name="Arial" fo:font-size="10pt" fo:language="en" fo:country="US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<text:placeholder text:placeholder-type="text">&lt;setLang('pt_BR')&gt;</text:placeholder></text:span></text:p>
      <text:p text:style-name="P3">INFORMAÇÕES E DOCUMENTOS EXIGIDOS ANEXOS AO REQUERIMENTO </text:p>
      <text:p text:style-name="P4"><text:span text:style-name="Fuente_20_de_20_párrafo_20_predeter."><text:span text:style-name="T1">ANEXO II, ITEM 15 DO DECRETO 4.074/02 E ALTERADO PELO </text:span></text:span><text:span text:style-name="Fuente_20_de_20_párrafo_20_predeter."><text:span text:style-name="T3">DEC. 5.981/06</text:span></text:span></text:p>
      <text:p text:style-name="P5"/>
      <text:p text:style-name="P7"><text:span text:style-name="Fuente_20_de_20_párrafo_20_predeter."><text:span text:style-name="T1">PRODUTO TÉCNICO EQUIVALENTE</text:span></text:span></text:p>
      <text:p text:style-name="P8">15 – Anexos</text:p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15.1 Produto de referência, indicando o número de registro:</text:p>
            <text:p text:style-name="P11"/>
            <text:p text:style-name="P10"><text:bookmark-start text:name="bmkProdRefe2"/><text:bookmark-start text:name="bmkProdRefe"/><text:span text:style-name="Fuente_20_de_20_párrafo_20_predeter."><text:span text:style-name="T5"><text:placeholder text:placeholder-type="text">&lt;o.technical_product_id.name&gt;</text:placeholder></text:span></text:span><text:bookmark-end text:name="bmkProdRefe2"/><text:bookmark-end text:name="bmkProdRefe"/><text:span text:style-name="Fuente_20_de_20_párrafo_20_predeter."><text:span text:style-name="T2"> - registro n</text:span></text:span><text:span text:style-name="Fuente_20_de_20_párrafo_20_predeter."><text:span text:style-name="T7">0</text:span></text:span><text:span text:style-name="Fuente_20_de_20_párrafo_20_predeter."><text:span text:style-name="T2"> </text:span></text:span><text:bookmark-start text:name="bmkProdRefeNum"/><text:span text:style-name="Fuente_20_de_20_párrafo_20_predeter."><text:span text:style-name="T4"><text:placeholder text:placeholder-type="text">&lt;for each="ret in o.product_in_ret_ids"&gt;</text:placeholder></text:span></text:span><text:bookmark-end text:name="bmkProdRefeNum"/><text:span text:style-name="Fuente_20_de_20_párrafo_20_predeter."><text:span text:style-name="T4"> </text:span></text:span><text:span text:style-name="Fuente_20_de_20_párrafo_20_predeter."><text:span text:style-name="T4"><text:placeholder text:placeholder-type="text">&lt;ret.ret_registry_id.name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/for&gt;</text:placeholder></text:span></text:span></text:p>
            <text:p text:style-name="P9"/>
            <text:p text:style-name="P12">Segue anexa a Lista Positiva de Referência publicada pela ANVISA.</text:p>
            <text:p text:style-name="P1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margin-top="0in" fo:margin-bottom="0.139in" fo:line-height="115%" fo:hyphenation-ladder-count="no-limit" fo:text-indent="0in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2" style:family="paragraph" style:parent-style-name="Encabezado">
      <style:paragraph-properties fo:text-align="end" style:justify-single-word="false">
        <style:tab-stops>
          <style:tab-stop style:position="2.9528in" style:type="center"/>
        </style:tab-stops>
      </style:paragraph-properties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198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bookmark-start text:name="bmkProdName"/>Product/Tecnical/Name<text:bookmark-end text:name="bmkProdNa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hosco</meta:initial-creator>
    <meta:creation-date>2012-12-13T18:53:00Z</meta:creation-date>
    <dc:date>2013-06-27T10:15:57</dc:date>
    <meta:print-date>2010-03-22T17:26:00Z</meta:print-date>
    <meta:editing-cycles>3</meta:editing-cycles>
    <meta:editing-duration>PT1M</meta:editing-duration>
    <meta:document-statistic meta:table-count="1" meta:image-count="0" meta:object-count="0" meta:page-count="1" meta:paragraph-count="9" meta:word-count="56" meta:character-count="444" meta:non-whitespace-character-count="395"/>
    <meta:template xlink:type="simple" xlink:actuate="onRequest" xlink:title="" xlink:href="AnexoXV.dotx"/>
  </office:meta>
</office:document-meta>
</file>